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B758AAC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306cm" draw:marker-start-center="false" draw:marker-end-width="0.306cm" draw:marker-end-center="false" draw:stroke-linejoin="miter" draw:fill="solid" draw:fill-color="#ff0000" draw:fill-gradient-name="Rectangular_20_red_2f_white" draw:fill-image-name="Wet" draw:fill-image-width="0cm" draw:fill-image-height="0cm" style:repeat="repeat" draw:textarea-horizontal-align="center" draw:textarea-vertical-align="middle" draw:auto-grow-height="false" draw:fit-to-size="false" fo:min-height="0cm" fo:min-width="0cm" fo:padding-top="0.132cm" fo:padding-bottom="0.132cm" fo:padding-left="0.252cm" fo:padding-right="0.252cm" fo:wrap-option="wrap" draw:shadow="hidden" draw:shadow-offset-x="0.3cm" draw:shadow-offset-y="0.3cm" draw:shadow-color="#868686" draw:shadow-opacity="100%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URW Chancery L'" style:font-style-name="Medium Italic" style:font-pitch="variable" fo:font-size="24pt" fo:font-style="italic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'URW Chancery L'" style:font-style-name="Medium Italic" style:font-pitch="variable" fo:font-size="24pt" fo:font-style="italic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odeleDraw">
        <office:forms form:automatic-focus="false" form:apply-design-mode="false"/>
        <draw:custom-shape draw:style-name="gr1" draw:text-style-name="P2" draw:layer="layout" svg:width="20.308cm" svg:height="15.007cm" draw:transform="rotate (0.2617993877991) translate (0cm 3.256cm)">
          <text:p text:style-name="P1"><text:span text:style-name="T1">Ça fait quoi...</text:span></text:p>
          <text:p text:style-name="P1"><text:span text:style-name="T1">de prendre un coup de vieux?</text:span></text:p>
          <draw:enhanced-geometry svg:viewBox="0 0 21600 21600" draw:text-areas="0 0 21600 21600" draw:text-path="true" draw:text-path-mode="shape" draw:text-path-scale="path" draw:text-path-same-letter-heights="false" draw:type="fontwork-curve-up" draw:modifiers="4317.14770797963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draw:custom-shape draw:style-name="gr2" draw:text-style-name="P3" draw:layer="layout" svg:width="6cm" svg:height="5.5cm" svg:x="22cm" svg:y="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Wet" xlink:href="Pictures/100000000000005E0000005EB758AAC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LGC Sans'" style:font-family-generic-asian="system" style:font-pitch-asian="variable" style:font-size-asian="24pt" style:language-asian="fr" style:country-asian="FR" style:font-family-complex="'DejaVu LGC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cc" draw:fill-gradient-name="Gradient_20_7" draw:fill-hatch-name="Hatch_20_1" draw:fill-image-name="Bitmape_20_1" draw:fill-image-width="0cm" draw:fill-image-height="0cm" draw:auto-grow-height="false" fo:padding-top="0.125cm" fo:padding-bottom="0.125cm" fo:padding-left="0.25cm" fo:padding-right="0.25cm" draw:shadow="visible" draw:shadow-offset-x="0.1cm" draw:shadow-offset-y="0.1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odeleDraw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Yves Mairesse</meta:initial-creator>
    <meta:creation-date>2007-03-06T09:35:16</meta:creation-date>
    <dc:creator>Yves Mairesse</dc:creator>
    <dc:date>2007-03-06T09:49:36</dc:date>
    <dc:language>fr-FR</dc:language>
    <meta:editing-cycles>3</meta:editing-cycles>
    <meta:editing-duration>PT12M25S</meta:editing-duration>
    <meta:template xlink:type="simple" xlink:actuate="onRequest" xlink:role="template" xlink:href="../../../../../../../.openoffice.org2.0/user/template/modeleDraw.otg" xlink:title="modeleDraw" meta:date="2007-03-06T09:35:14"/>
    <meta:user-defined meta:name="Info 1"/>
    <meta:user-defined meta:name="Info 2"/>
    <meta:user-defined meta:name="Info 3"/>
    <meta:user-defined meta:name="Info 4"/>
    <meta:document-statistic meta:object-count="2"/>
  </office:meta>
</office:document-meta>
</file>